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Times" svg:font-family="Times"/>
  </office:font-face-decls>
  <office:automatic-styles>
    <style:style style:name="P1" style:family="paragraph" style:parent-style-name="Standard">
      <style:text-properties style:font-name="Times" fo:font-size="12.0pt"/>
    </style:style>
    <style:style style:name="T1" style:family="text">
      <style:text-properties fo:letter-spacing="0.0000in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<text:span text:style-name="T1">"High-key beauty-studioporträtt baserat på referensbilden av [BESKRIV PERSONEN PÅ BILDEN SOM REFERERAS, T.EX. MÖRKHYAD KVINNA I 50-ÅRSÅLDERN, MED GRÅSPRÄNGT LOCKIGT HÅR OCH METALLISKA AVIATOR-GLASÖGON, SOM I REFERENSBILDERNA]. Bibehåll igenkännbara ansiktsdrag, hudtextur och unika detaljer. Miljö: Sömlös [FÄRG PÅ BAKGRUNDEN, T.EX. VIT] bakgrund. Belysning: Stor softbox placerad [LJUSPOSITION, T.EX. RAKT OVANFÖR KAMERAN], kombinerat med extra fill-ljus som nästan helt tar bort alla skuggor. Hud: [HUDENS UTSEENDE, T.EX. JÄMN OCH GLOWIG] men med [TEXTUR TYP, T.EX. NATURLIG] textur. Subtil professionell retusch. Perfekt för exklusiva kampanjer eller pressbilder. Kvalitet: 8K UHD-klarhet, skärpa, polerade texturer, noll linsreflexer."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2685.4</meta:generator>
  </office:meta>
</office:document-meta>
</file>